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2616492364968589536" text:style-name="L1">
        <text:list-header>
          <text:p text:style-name="P1">Remember : clolums is show in list, field show in add,edit. We can set add,edit field again</text:p>
        </text:list-header>
      </text:list>
      <text:p text:style-name="Standard"/>
      <text:p text:style-name="Standard"/>
      <text:list xml:id="list37556668" text:continue-numbering="true" text:style-name="L1">
        <text:list-header>
          <text:p text:style-name="P1">Validateion trong Grocery Crud</text:p>
          <text:p text:style-name="P1">1.1 Set required fileds</text:p>
          <text:p text:style-name="P1">- <text:s/>$crud-&gt;required_fields('city','phone');</text:p>
          <text:p text:style-name="P1">1.2 Set codeigniter rules</text:p>
          <text:p text:style-name="P1">- $crud-&gt;set_rules('phone','Phone','numeric');</text:p>
          <text:p text:style-name="P1">- If we need check a field is unique, we can use is_unique, but we have error is : field also error when update, Let's check function :</text:p>
          <text:p text:style-name="P1">if($operation=='insert_validation' || $operation == 'insert'){</text:p>
          <text:p text:style-name="P1"><text:s text:c="16"/>$crud-&gt;set_rules('phone','Phone','is_unique[offices.phone]');</text:p>
          <text:p text:style-name="P1"><text:s text:c="12"/>}</text:p>
          <text:p text:style-name="P1">1.3 Callback:</text:p>
          <text:p text:style-name="P1">$crud-&gt;set_rules('city','City','callback_check_city');</text:p>
        </text:list-header>
      </text:list>
      <text:p text:style-name="Standard"><text:tab/></text:p>
      <text:p text:style-name="Standard"><text:tab/></text:p>
      <text:list xml:id="list37565036" text:continue-numbering="true" text:style-name="L1">
        <text:list-header>
          <text:p text:style-name="P1">function check_city($post_array){</text:p>
          <text:p text:style-name="P1"><text:s text:c="12"/>if($post_array['city']=='1'){</text:p>
          <text:p text:style-name="P1"><text:s text:c="16"/>return false;</text:p>
          <text:p text:style-name="P1"><text:s text:c="12"/>}</text:p>
          <text:p text:style-name="P1"><text:s text:c="12"/>return true;</text:p>
          <text:p text:style-name="P1"><text:s/>}</text:p>
        </text:list-header>
      </text:list>
      <text:p text:style-name="Standard"/>
      <text:p text:style-name="Standard"><text:tab/>add new function under function form_validation() in libraries/Grocery_Grud.php</text:p>
      <text:p text:style-name="Standard"/>
      <text:p text:style-name="Standard"><text:tab/>public function get_form_validation(){</text:p>
      <text:p text:style-name="Standard"><text:s text:c="12"/>if($this-&gt;form_validation === null)</text:p>
      <text:p text:style-name="Standard"><text:tab/><text:tab/>{</text:p>
      <text:p text:style-name="Standard"><text:tab/><text:tab/><text:tab/>$this-&gt;form_validation = new grocery_CRUD_Form_validation();</text:p>
      <text:p text:style-name="Standard"><text:tab/><text:tab/><text:tab/>$ci = &amp;get_instance();</text:p>
      <text:p text:style-name="Standard"><text:tab/><text:tab/><text:tab/>$ci-&gt;load-&gt;library('form_validation');</text:p>
      <text:p text:style-name="Standard"><text:tab/><text:tab/><text:tab/>$ci-&gt;form_validation = $this-&gt;form_validation;</text:p>
      <text:p text:style-name="Standard"><text:tab/><text:tab/>}</text:p>
      <text:p text:style-name="Standard"><text:tab/> <text:s text:c="4"/>return $this-&gt;form_validation;</text:p>
      <text:p text:style-name="Standard"><text:s text:c="8"/>}</text:p>
      <text:p text:style-name="Standard"/>
      <text:p text:style-name="Standard"><text:tab/>In Controller: </text:p>
      <text:p text:style-name="Standard"/>
      <text:p text:style-name="Standard"><text:tab/>$crud-&gt; get_form_validation()-&gt;set_message('check_city',"invail %s")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6T16:36:04.37</meta:creation-date>
    <dc:date>2013-09-26T17:42:01.16</dc:date>
    <meta:editing-duration>PT1H5M55S</meta:editing-duration>
    <meta:editing-cycles>11</meta:editing-cycles>
    <meta:generator>OpenOffice/4.0.0$Win32 OpenOffice.org_project/400m3$Build-9702</meta:generator>
    <meta:document-statistic meta:table-count="0" meta:image-count="0" meta:object-count="0" meta:page-count="1" meta:paragraph-count="33" meta:word-count="121" meta:character-count="1248"/>
  </office:meta>
</office:document-meta>
</file>